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2cm" style:rel-column-width="13621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454cm" style:rel-column-width="10704*"/>
    </style:style>
    <style:style style:name="Tabelle6.D" style:family="table-column">
      <style:table-column-properties style:column-width="3.757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Master Müller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5">german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5">Gerhard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5"/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5">30.12.1941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5">Oldenburg/Oldbg.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5">DE-30938 Burgwedel<text:line-break/>Schulze-Delitzsch-Str. 7<text:line-break/>Germany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5"/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kelist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Gerhard</text:p>
          </table:table-cell>
          <table:table-cell table:style-name="Tabelle4.A1" office:value-type="string">
            <text:p text:style-name="P4">Müller</text:p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H1" office:value-type="string">
            <text:p text:style-name="P4"> 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6:36:34.81</dc:date>
    <dc:creator>Kornelius Becher</dc:creator>
    <meta:editing-duration>PT00H43M18S</meta:editing-duration>
    <meta:editing-cycles>27</meta:editing-cycles>
    <meta:generator>OpenOffice.org/3.2$Win32 OpenOffice.org_project/320m18$Build-9502</meta:generator>
    <meta:document-statistic meta:table-count="5" meta:image-count="0" meta:object-count="0" meta:page-count="2" meta:paragraph-count="35" meta:word-count="50" meta:character-count="340"/>
  </office:meta>
</office:document-meta>
</file>